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draw:transform="rotate (1.5707963267949) translate (11.06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9cm" svg:y1="2.905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3.058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3.058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3.058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3.058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3.058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7.985cm" svg:y1="11.16cm" svg:x2="7.985cm" svg:y2="16.875cm">
          <text:p/>
        </draw:line>
        <draw:line draw:style-name="gr9" draw:text-style-name="P6" draw:layer="layout" svg:x1="11.36cm" svg:y1="11.16cm" svg:x2="11.36cm" svg:y2="18.78cm">
          <text:p/>
        </draw:line>
        <draw:line draw:style-name="gr9" draw:text-style-name="P6" draw:layer="layout" svg:x1="12.33cm" svg:y1="11.16cm" svg:x2="12.3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3.28cm" svg:y1="11.16cm" svg:x2="33.28cm" svg:y2="18.78cm">
          <text:p/>
        </draw:line>
        <draw:line draw:style-name="gr9" draw:text-style-name="P6" draw:layer="layout" svg:x1="33.28cm" svg:y1="11.16cm" svg:x2="33.28cm" svg:y2="13.065cm">
          <text:p/>
        </draw:line>
        <draw:line draw:style-name="gr9" draw:text-style-name="P6" draw:layer="layout" svg:x1="34.58cm" svg:y1="11.16cm" svg:x2="34.58cm" svg:y2="18.78cm">
          <text:p/>
        </draw:line>
        <draw:line draw:style-name="gr9" draw:text-style-name="P6" draw:layer="layout" svg:x1="34.58cm" svg:y1="11.16cm" svg:x2="34.58cm" svg:y2="13.065cm">
          <text:p/>
        </draw:line>
        <draw:line draw:style-name="gr9" draw:text-style-name="P6" draw:layer="layout" svg:x1="35.74cm" svg:y1="11.161cm" svg:x2="35.74cm" svg:y2="16.876cm">
          <text:p/>
        </draw:line>
        <draw:line draw:style-name="gr9" draw:text-style-name="P6" draw:layer="layout" svg:x1="37.04cm" svg:y1="11.162cm" svg:x2="37.04cm" svg:y2="16.877cm">
          <text:p/>
        </draw:line>
        <draw:line draw:style-name="gr9" draw:text-style-name="P6" draw:layer="layout" svg:x1="38.295cm" svg:y1="11.16cm" svg:x2="38.295cm" svg:y2="16.875cm">
          <text:p/>
        </draw:line>
        <draw:line draw:style-name="gr9" draw:text-style-name="P6" draw:layer="layout" svg:x1="38.295cm" svg:y1="11.16cm" svg:x2="38.295cm" svg:y2="18.78cm">
          <text:p/>
        </draw:line>
        <draw:line draw:style-name="gr9" draw:text-style-name="P6" draw:layer="layout" svg:x1="39.6cm" svg:y1="11.16cm" svg:x2="39.6cm" svg:y2="18.78cm">
          <text:p/>
        </draw:line>
        <draw:line draw:style-name="gr9" draw:text-style-name="P6" draw:layer="layout" svg:x1="39.6cm" svg:y1="11.16cm" svg:x2="39.6cm" svg:y2="16.875cm">
          <text:p/>
        </draw:line>
        <draw:line draw:style-name="gr9" draw:text-style-name="P6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2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87cm" draw:transform="rotate (1.5707963267949) translate (20.05cm 28.94cm)">
          <text:p text:style-name="P1"><text:span text:style-name="T1">QS_KeepAliveTimeout,</text:span></text:p>
          <text:p text:style-name="P1"><text:span text:style-name="T1">QS_SrvMaxConnClose,</text:span><text:span text:style-name="T1"><text:line-break/></text:span><text:span text:style-name="T1">QS_Set_DSCP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08cm" svg:y1="18.78cm" svg:x2="21.0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2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63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78cm" svg:y1="18.78cm" svg:x2="19.78cm" svg:y2="22.59cm">
          <text:p/>
        </draw:line>
        <draw:custom-shape draw:style-name="gr2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785cm" svg:y1="14.97cm" svg:x2="19.7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line draw:style-name="gr9" draw:text-style-name="P6" draw:layer="layout" svg:x1="13.23cm" svg:y1="11.16cm" svg:x2="13.23cm" svg:y2="18.78cm">
          <text:p/>
        </draw:line>
        <draw:custom-shape draw:style-name="gr2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41.4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0.77cm" draw:transform="rotate (1.5707963267949) translate (41.4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2cm" svg:y1="11.16cm" svg:x2="42cm" svg:y2="18.78cm">
          <text:p/>
        </draw:line>
        <draw:line draw:style-name="gr9" draw:text-style-name="P6" draw:layer="layout" svg:x1="43.275cm" svg:y1="11.16cm" svg:x2="43.275cm" svg:y2="18.78cm">
          <text:p/>
        </draw:line>
        <draw:line draw:style-name="gr9" draw:text-style-name="P6" draw:layer="layout" svg:x1="43.275cm" svg:y1="11.16cm" svg:x2="43.275cm" svg:y2="13.065cm">
          <text:p/>
        </draw:line>
        <draw:custom-shape draw:style-name="gr2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62cm" svg:y1="11.177cm" svg:x2="9.262cm" svg:y2="13.082cm">
          <text:p/>
        </draw:line>
        <draw:line draw:style-name="gr9" draw:text-style-name="P6" draw:layer="layout" svg:x1="9.255cm" svg:y1="11.16cm" svg:x2="9.2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2.08cm" svg:y1="11.16cm" svg:x2="32.08cm" svg:y2="18.78cm">
          <text:p/>
        </draw:line>
        <draw:custom-shape draw:style-name="gr1" draw:text-style-name="P2" draw:layer="layout" svg:width="6.35cm" svg:height="0.635cm" draw:transform="rotate (1.5707963267949) translate (9.86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16cm" svg:y1="11.16cm" svg:x2="10.16cm" svg:y2="18.78cm">
          <text:p/>
        </draw:line>
        <draw:line draw:style-name="gr9" draw:text-style-name="P6" draw:layer="layout" svg:x1="10.155cm" svg:y1="11.16cm" svg:x2="10.155cm" svg:y2="14.97cm">
          <text:p/>
        </draw:line>
        <draw:custom-shape draw:style-name="gr1" draw:text-style-name="P2" draw:layer="layout" svg:width="6.35cm" svg:height="0.635cm" draw:transform="rotate (1.5707963267949) translate (10.46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76cm" svg:y1="11.16cm" svg:x2="10.76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Pascal Buchbinder</meta:initial-creator>
    <meta:creation-date>2010-01-11T20:11:11</meta:creation-date>
    <dc:date>2016-05-14T20:36:58.266280534</dc:date>
    <dc:language>en-US</dc:language>
    <meta:editing-cycles>66</meta:editing-cycles>
    <meta:editing-duration>PT22H29M23S</meta:editing-duration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